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087cm"/>
    </style:style>
    <style:style style:name="co3" style:family="table-column">
      <style:table-column-properties fo:break-before="auto" style:column-width="2.309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4.1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3.40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fo:background-color="#f8cba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="0.74pt solid #000000"/>
    </style:style>
    <style:style style:name="ce9" style:family="table-cell" style:parent-style-name="Default" style:data-style-name="N0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</style:style>
    <style:style style:name="ce40" style:family="table-cell" style:parent-style-name="Default" style:data-style-name="N8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81">
      <style:table-cell-properties fo:border="0.74pt solid #000000"/>
      <style:text-properties fo:color="#c9211e">
        <loext:char-complex-color loext:theme-type="dark1" loext:color-type="theme"/>
      </style:text-properties>
    </style:style>
    <style:style style:name="ce41" style:family="table-cell" style:parent-style-name="Default" style:data-style-name="N8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owgraph Data Baseline Steel" table:style-name="ta1">
        <office:forms form:automatic-focus="false" form:apply-design-mode="false"/>
        <table:shapes>
          <draw:frame draw:z-index="0" draw:style-name="gr1" draw:text-style-name="P1" svg:width="32.306cm" svg:height="21.647cm" svg:x="15.696cm" svg:y="14.506cm">
            <draw:object draw:notify-on-update-of-ranges="'Flowgraph Data Baseline Steel'.C9:'Flowgraph Data Baseline Steel'.BC9 'Flowgraph Data Baseline Steel'.B9:'Flowgraph Data Baseline Steel'.B9 'Flowgraph Data Baseline Steel'.C4:'Flowgraph Data Baseline Steel'.BC4 'Flowgraph Data Baseline Steel'.B10:'Flowgraph Data Baseline Steel'.B10 'Flowgraph Data Baseline Steel'.C5:'Flowgraph Data Baseline Steel'.BC5 'Flowgraph Data Baseline Steel'.C10:'Flowgraph Data Baseline Steel'.BC10 'Flowgraph Data Baseline Steel'.B12:'Flowgraph Data Baseline Steel'.B12 'Flowgraph Data Baseline Steel'.C7:'Flowgraph Data Baseline Steel'.BC7 'Flowgraph Data Baseline Steel'.C12:'Flowgraph Data Baseline Steel'.B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Baseline Steel = 1 OOK BER vs SNR</text:p>
            <text:p>ook_tx_rx-40KHz-symbol_rate_scalo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RS 1)</text:p>
          </table:table-cell>
          <table:table-cell table:number-columns-repeated="7" table:style-name="ce40" office:value-type="float" office:value="0.00001" calcext:value-type="float">
            <text:p>1.00E-05</text:p>
          </table:table-cell>
          <table:table-cell table:style-name="ce40" office:value-type="float" office:value="0.0002" calcext:value-type="float">
            <text:p>2.00E-04</text:p>
          </table:table-cell>
          <table:table-cell table:style-name="ce40" office:value-type="float" office:value="0.0004" calcext:value-type="float">
            <text:p>4.00E-04</text:p>
          </table:table-cell>
          <table:table-cell table:style-name="ce40" office:value-type="float" office:value="0.0016" calcext:value-type="float">
            <text:p>1.60E-03</text:p>
          </table:table-cell>
          <table:table-cell table:style-name="ce40" office:value-type="float" office:value="0.007" calcext:value-type="float">
            <text:p>7.00E-03</text:p>
          </table:table-cell>
          <table:table-cell table:style-name="ce40" office:value-type="float" office:value="0.0207" calcext:value-type="float">
            <text:p>2.07E-02</text:p>
          </table:table-cell>
          <table:table-cell table:style-name="ce40" office:value-type="float" office:value="0.047" calcext:value-type="float">
            <text:p>4.70E-02</text:p>
          </table:table-cell>
          <table:table-cell table:style-name="ce40" office:value-type="float" office:value="0.0781" calcext:value-type="float">
            <text:p>7.81E-02</text:p>
          </table:table-cell>
          <table:table-cell table:style-name="ce40" office:value-type="float" office:value="0.1213" calcext:value-type="float">
            <text:p>1.21E-01</text:p>
          </table:table-cell>
          <table:table-cell table:style-name="ce40" office:value-type="float" office:value="0.1684" calcext:value-type="float">
            <text:p>1.68E-01</text:p>
          </table:table-cell>
          <table:table-cell table:style-name="ce40" office:value-type="float" office:value="0.2141" calcext:value-type="float">
            <text:p>2.14E-01</text:p>
          </table:table-cell>
          <table:table-cell table:style-name="ce40" office:value-type="float" office:value="0.2538" calcext:value-type="float">
            <text:p>2.54E-01</text:p>
          </table:table-cell>
          <table:table-cell table:style-name="ce40" office:value-type="float" office:value="0.2958" calcext:value-type="float">
            <text:p>2.96E-01</text:p>
          </table:table-cell>
          <table:table-cell table:style-name="ce40" office:value-type="float" office:value="0.3311" calcext:value-type="float">
            <text:p>3.31E-01</text:p>
          </table:table-cell>
          <table:table-cell table:style-name="ce40" office:value-type="float" office:value="0.3569" calcext:value-type="float">
            <text:p>3.57E-01</text:p>
          </table:table-cell>
          <table:table-cell table:style-name="ce15" table:number-columns-repeated="29"/>
          <table:table-cell table:style-name="ce40" office:value-type="float" office:value="0.498" calcext:value-type="float">
            <text:p>4.98E-01</text:p>
          </table:table-cell>
          <table:table-cell table:style-name="ce40" office:value-type="float" office:value="0.5136" calcext:value-type="float">
            <text:p>5.14E-01</text:p>
          </table:table-cell>
          <table:table-cell table:style-name="ce40" office:value-type="float" office:value="0.5063" calcext:value-type="float">
            <text:p>5.06E-01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RS 10)*10</text:p>
          </table:table-cell>
          <table:table-cell table:number-columns-repeated="21" table:style-name="ce40" office:value-type="float" office:value="0.00001" calcext:value-type="float">
            <text:p>1.00E-05</text:p>
          </table:table-cell>
          <table:table-cell table:style-name="ce41" table:number-columns-repeated="29"/>
          <table:table-cell table:style-name="ce40" office:value-type="float" office:value="1.96" calcext:value-type="float">
            <text:p>1.96E+00</text:p>
          </table:table-cell>
          <table:table-cell table:style-name="ce40" office:value-type="float" office:value="4.795" calcext:value-type="float">
            <text:p>4.80E+00</text:p>
          </table:table-cell>
          <table:table-cell table:style-name="ce40" office:value-type="float" office:value="4.984" calcext:value-type="float">
            <text:p>4.98E+00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RS 50)*50</text:p>
          </table:table-cell>
          <table:table-cell table:number-columns-repeated="21" table:style-name="ce40" office:value-type="float" office:value="0.00001" calcext:value-type="float">
            <text:p>1.00E-05</text:p>
          </table:table-cell>
          <table:table-cell table:style-name="ce23" table:number-columns-repeated="29"/>
          <table:table-cell table:number-columns-repeated="3" table:style-name="ce40" office:value-type="float" office:value="0.00001" calcext:value-type="float">
            <text:p>1.00E-05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 (SRS 100)*100</text:p>
          </table:table-cell>
          <table:table-cell table:number-columns-repeated="21" table:style-name="ce40" office:value-type="float" office:value="0.00001" calcext:value-type="float">
            <text:p>1.00E-05</text:p>
          </table:table-cell>
          <table:table-cell table:style-name="ce23" table:number-columns-repeated="29"/>
          <table:table-cell table:style-name="ce40" office:value-type="float" office:value="0.00001" calcext:value-type="float">
            <text:p>1.00E-05</text:p>
          </table:table-cell>
          <table:table-cell table:style-name="ce40" office:value-type="float" office:value="3" calcext:value-type="float">
            <text:p>3.00E+00</text:p>
          </table:table-cell>
          <table:table-cell table:style-name="ce40" office:value-type="float" office:value="3.616" calcext:value-type="float">
            <text:p>3.62E+0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5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 (SRS 100)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4" calcext:value-type="float">
            <text:p>4.4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10" table:number-columns-repeated="29"/>
          <table:table-cell table:style-name="ce10" office:value-type="float" office:value="-13.97" calcext:value-type="float">
            <text:p>-13.9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6" calcext:value-type="float">
            <text:p>-26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)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1213" calcext:value-type="float">
            <text:p>1213</text:p>
          </table:table-cell>
          <table:table-cell table:style-name="ce23" office:value-type="float" office:value="1684" calcext:value-type="float">
            <text:p>1684</text:p>
          </table:table-cell>
          <table:table-cell table:style-name="ce23" office:value-type="float" office:value="2141" calcext:value-type="float">
            <text:p>2141</text:p>
          </table:table-cell>
          <table:table-cell table:style-name="ce23" office:value-type="float" office:value="2538" calcext:value-type="float">
            <text:p>2538</text:p>
          </table:table-cell>
          <table:table-cell table:style-name="ce23" office:value-type="float" office:value="2958" calcext:value-type="float">
            <text:p>2958</text:p>
          </table:table-cell>
          <table:table-cell table:style-name="ce23" office:value-type="float" office:value="3311" calcext:value-type="float">
            <text:p>3311</text:p>
          </table:table-cell>
          <table:table-cell table:style-name="ce23" office:value-type="float" office:value="3569" calcext:value-type="float">
            <text:p>3569</text:p>
          </table:table-cell>
          <table:table-cell table:style-name="ce23" table:number-columns-repeated="29"/>
          <table:table-cell table:style-name="ce23" office:value-type="float" office:value="4980" calcext:value-type="float">
            <text:p>4980</text:p>
          </table:table-cell>
          <table:table-cell table:style-name="ce23" office:value-type="float" office:value="5136" calcext:value-type="float">
            <text:p>5136</text:p>
          </table:table-cell>
          <table:table-cell table:style-name="ce23" office:value-type="float" office:value="5063" calcext:value-type="float">
            <text:p>5063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1960" calcext:value-type="float">
            <text:p>1960</text:p>
          </table:table-cell>
          <table:table-cell table:style-name="ce23" office:value-type="float" office:value="4795" calcext:value-type="float">
            <text:p>4795</text:p>
          </table:table-cell>
          <table:table-cell table:style-name="ce23" office:value-type="float" office:value="4984" calcext:value-type="float">
            <text:p>4984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50)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48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3000" calcext:value-type="float">
            <text:p>3000</text:p>
          </table:table-cell>
          <table:table-cell table:style-name="ce23" office:value-type="float" office:value="3616" calcext:value-type="float">
            <text:p>3616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)*10</text:p>
          </table:table-cell>
          <table:table-cell table:number-columns-repeated="21" table:style-name="ce23" office:value-type="float" office:value="0" calcext:value-type="float">
            <text:p>0</text:p>
          </table:table-cell>
          <table:table-cell table:style-name="ce23" table:number-columns-repeated="29"/>
          <table:table-cell table:style-name="ce23" office:value-type="float" office:value="19600" calcext:value-type="float">
            <text:p>19600</text:p>
          </table:table-cell>
          <table:table-cell table:style-name="ce23" office:value-type="float" office:value="47950" calcext:value-type="float">
            <text:p>47950</text:p>
          </table:table-cell>
          <table:table-cell table:style-name="ce23" office:value-type="float" office:value="49840" calcext:value-type="float">
            <text:p>49840</text:p>
          </table:table-cell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50)*50</text:p>
          </table:table-cell>
          <table:table-cell table:style-name="ce23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 (SRS 100)*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48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30000" calcext:value-type="float">
            <text:p>30000</text:p>
          </table:table-cell>
          <table:table-cell table:style-name="ce23" office:value-type="float" office:value="36160" calcext:value-type="float">
            <text:p>36160</text:p>
          </table:table-cell>
          <table:table-cell table:number-columns-repeated="16329"/>
        </table:table-row>
        <table:table-row table:style-name="ro1" table:number-rows-repeated="6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office:value-type="string" calcext:value-type="string">
            <text:p>Note: data point 7 was a 1 but was zero when ran again. </text:p>
          </table:table-cell>
          <table:table-cell table:style-name="Default" table:number-columns-repeated="14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office:value-type="string" calcext:value-type="string">
            <text:p>BER calculated in the Octave, it needs to be multiplied by SRS</text:p>
          </table:table-cell>
          <table:table-cell table:style-name="Default" table:number-columns-repeated="14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office:value-type="string" calcext:value-type="string">
            <text:p>The 10v BER (SRS100) is approximated, the other 2 values determined from graph</text:p>
          </table:table-cell>
          <table:table-cell table:style-name="Default" table:number-columns-repeated="14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8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Baseline Wood" table:style-name="ta1">
        <office:forms form:automatic-focus="false" form:apply-design-mode="false"/>
        <table:shapes>
          <draw:frame draw:z-index="0" draw:style-name="gr1" draw:text-style-name="P1" svg:width="32.306cm" svg:height="21.647cm" svg:x="15.705cm" svg:y="10.248cm">
            <draw:object draw:notify-on-update-of-ranges="'Flowgraph Data Baseline Wood'.C6:'Flowgraph Data Baseline Wood'.BC6 'Flowgraph Data Baseline Wood'.B6:'Flowgraph Data Baseline Wood'.B6 'Flowgraph Data Baseline Wood'.C4:'Flowgraph Data Baseline Wood'.B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Baseline Wood = 1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7" table:style-name="ce40" office:value-type="float" office:value="0.00001" calcext:value-type="float">
            <text:p>1.00E-05</text:p>
          </table:table-cell>
          <table:table-cell table:style-name="ce40" office:value-type="float" office:value="0.0002" calcext:value-type="float">
            <text:p>2.00E-04</text:p>
          </table:table-cell>
          <table:table-cell table:style-name="ce40" office:value-type="float" office:value="0.0008" calcext:value-type="float">
            <text:p>8.00E-04</text:p>
          </table:table-cell>
          <table:table-cell table:style-name="ce40" office:value-type="float" office:value="0.0038" calcext:value-type="float">
            <text:p>3.80E-03</text:p>
          </table:table-cell>
          <table:table-cell table:style-name="ce40" office:value-type="float" office:value="0.0128" calcext:value-type="float">
            <text:p>1.28E-02</text:p>
          </table:table-cell>
          <table:table-cell table:style-name="ce40" office:value-type="float" office:value="0.0317" calcext:value-type="float">
            <text:p>3.17E-02</text:p>
          </table:table-cell>
          <table:table-cell table:style-name="ce40" office:value-type="float" office:value="0.0567" calcext:value-type="float">
            <text:p>5.67E-02</text:p>
          </table:table-cell>
          <table:table-cell table:style-name="ce40" office:value-type="float" office:value="0.0908" calcext:value-type="float">
            <text:p>9.08E-02</text:p>
          </table:table-cell>
          <table:table-cell table:style-name="ce40" office:value-type="float" office:value="0.131" calcext:value-type="float">
            <text:p>1.31E-01</text:p>
          </table:table-cell>
          <table:table-cell table:style-name="ce40" office:value-type="float" office:value="0.1827" calcext:value-type="float">
            <text:p>1.83E-01</text:p>
          </table:table-cell>
          <table:table-cell table:style-name="ce40" office:value-type="float" office:value="0.233" calcext:value-type="float">
            <text:p>2.33E-01</text:p>
          </table:table-cell>
          <table:table-cell table:style-name="ce40" office:value-type="float" office:value="0.2629" calcext:value-type="float">
            <text:p>2.63E-01</text:p>
          </table:table-cell>
          <table:table-cell table:style-name="ce40" office:value-type="float" office:value="0.3007" calcext:value-type="float">
            <text:p>3.01E-01</text:p>
          </table:table-cell>
          <table:table-cell table:style-name="ce40" office:value-type="float" office:value="0.3367" calcext:value-type="float">
            <text:p>3.37E-01</text:p>
          </table:table-cell>
          <table:table-cell table:style-name="ce40" office:value-type="float" office:value="0.3554" calcext:value-type="float">
            <text:p>3.55E-01</text:p>
          </table:table-cell>
          <table:table-cell table:style-name="ce41" table:number-columns-repeated="29"/>
          <table:table-cell table:style-name="ce41" office:value-type="float" office:value="0.5044" calcext:value-type="float">
            <text:p>5.04E-01</text:p>
          </table:table-cell>
          <table:table-cell table:style-name="ce41" office:value-type="float" office:value="0.4951" calcext:value-type="float">
            <text:p>4.95E-01</text:p>
          </table:table-cell>
          <table:table-cell table:style-name="ce41" office:value-type="float" office:value="0.4963" calcext:value-type="float">
            <text:p>4.96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7" calcext:value-type="float">
            <text:p>13.97</text:p>
          </table:table-cell>
          <table:table-cell table:style-name="ce10" office:value-type="float" office:value="10.45" calcext:value-type="float">
            <text:p>10.45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3.09" calcext:value-type="float">
            <text:p>3.09</text:p>
          </table:table-cell>
          <table:table-cell table:style-name="ce10" office:value-type="float" office:value="1.938" calcext:value-type="float">
            <text:p>1.938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3" calcext:value-type="float">
            <text:p>-0.83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23" office:value-type="float" office:value="-13.98" calcext:value-type="float">
            <text:p>-13.98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-26.02" calcext:value-type="float">
            <text:p>-26.02</text:p>
          </table:table-cell>
          <table:table-cell table:number-columns-repeated="16329"/>
        </table:table-row>
        <table:table-row table:style-name="ro6">
          <table:table-cell/>
          <table:table-cell table:style-name="ce4" office:value-type="string" calcext:value-type="string">
            <text:p>The value for column one is 770 but the graph becomes distorted when this result is applied. SNR of 20 applied</text:p>
          </table:table-cell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567" calcext:value-type="float">
            <text:p>567</text:p>
          </table:table-cell>
          <table:table-cell table:style-name="ce23" office:value-type="float" office:value="908" calcext:value-type="float">
            <text:p>908</text:p>
          </table:table-cell>
          <table:table-cell table:style-name="ce23" office:value-type="float" office:value="1310" calcext:value-type="float">
            <text:p>1310</text:p>
          </table:table-cell>
          <table:table-cell table:style-name="ce23" office:value-type="float" office:value="1827" calcext:value-type="float">
            <text:p>1827</text:p>
          </table:table-cell>
          <table:table-cell table:style-name="ce23" office:value-type="float" office:value="2330" calcext:value-type="float">
            <text:p>2330</text:p>
          </table:table-cell>
          <table:table-cell table:style-name="ce23" office:value-type="float" office:value="2629" calcext:value-type="float">
            <text:p>2629</text:p>
          </table:table-cell>
          <table:table-cell table:style-name="ce23" office:value-type="float" office:value="3007" calcext:value-type="float">
            <text:p>3007</text:p>
          </table:table-cell>
          <table:table-cell table:style-name="ce23" office:value-type="float" office:value="3367" calcext:value-type="float">
            <text:p>3367</text:p>
          </table:table-cell>
          <table:table-cell table:style-name="ce23" office:value-type="float" office:value="3550" calcext:value-type="float">
            <text:p>3550</text:p>
          </table:table-cell>
          <table:table-cell table:style-name="ce23" table:number-columns-repeated="29"/>
          <table:table-cell table:style-name="ce23" office:value-type="float" office:value="4919" calcext:value-type="float">
            <text:p>4919</text:p>
          </table:table-cell>
          <table:table-cell table:style-name="ce23" office:value-type="float" office:value="4951" calcext:value-type="float">
            <text:p>4951</text:p>
          </table:table-cell>
          <table:table-cell table:style-name="ce23" office:value-type="float" office:value="4663" calcext:value-type="float">
            <text:p>4663</text:p>
          </table:table-cell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Baseline Air" table:style-name="ta1">
        <office:forms form:automatic-focus="false" form:apply-design-mode="false"/>
        <table:shapes>
          <draw:frame draw:z-index="0" draw:style-name="gr1" draw:text-style-name="P1" svg:width="32.306cm" svg:height="21.647cm" svg:x="16.873cm" svg:y="9.859cm">
            <draw:object draw:notify-on-update-of-ranges="'Flowgraph Data Baseline Air'.C6:'Flowgraph Data Baseline Air'.BC6 'Flowgraph Data Baseline Air'.B6:'Flowgraph Data Baseline Air'.B6 'Flowgraph Data Baseline Air'.C4:'Flowgraph Data Baseline Air'.BC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Baseline Air = 1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7" table:style-name="ce40" office:value-type="float" office:value="0.00001" calcext:value-type="float">
            <text:p>1.00E-05</text:p>
          </table:table-cell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04" calcext:value-type="float">
            <text:p>4.00E-04</text:p>
          </table:table-cell>
          <table:table-cell table:style-name="ce40" office:value-type="float" office:value="0.0024" calcext:value-type="float">
            <text:p>2.40E-03</text:p>
          </table:table-cell>
          <table:table-cell table:style-name="ce40" office:value-type="float" office:value="0.0098" calcext:value-type="float">
            <text:p>9.80E-03</text:p>
          </table:table-cell>
          <table:table-cell table:style-name="ce40" office:value-type="float" office:value="0.0228" calcext:value-type="float">
            <text:p>2.28E-02</text:p>
          </table:table-cell>
          <table:table-cell table:style-name="ce40" office:value-type="float" office:value="0.0483" calcext:value-type="float">
            <text:p>4.83E-02</text:p>
          </table:table-cell>
          <table:table-cell table:style-name="ce40" office:value-type="float" office:value="0.0823" calcext:value-type="float">
            <text:p>8.23E-02</text:p>
          </table:table-cell>
          <table:table-cell table:style-name="ce40" office:value-type="float" office:value="0.132" calcext:value-type="float">
            <text:p>1.32E-01</text:p>
          </table:table-cell>
          <table:table-cell table:style-name="ce40" office:value-type="float" office:value="0.1815" calcext:value-type="float">
            <text:p>1.82E-01</text:p>
          </table:table-cell>
          <table:table-cell table:style-name="ce40" office:value-type="float" office:value="0.2289" calcext:value-type="float">
            <text:p>2.29E-01</text:p>
          </table:table-cell>
          <table:table-cell table:style-name="ce40" office:value-type="float" office:value="0.2677" calcext:value-type="float">
            <text:p>2.68E-01</text:p>
          </table:table-cell>
          <table:table-cell table:style-name="ce40" office:value-type="float" office:value="0.3098" calcext:value-type="float">
            <text:p>3.10E-01</text:p>
          </table:table-cell>
          <table:table-cell table:style-name="ce40" office:value-type="float" office:value="0.3397" calcext:value-type="float">
            <text:p>3.40E-01</text:p>
          </table:table-cell>
          <table:table-cell table:style-name="ce40" office:value-type="float" office:value="0.3711" calcext:value-type="float">
            <text:p>3.71E-01</text:p>
          </table:table-cell>
          <table:table-cell table:style-name="ce41" table:number-columns-repeated="29"/>
          <table:table-cell table:style-name="ce41" office:value-type="float" office:value="0.489" calcext:value-type="float">
            <text:p>4.89E-01</text:p>
          </table:table-cell>
          <table:table-cell table:style-name="ce41" office:value-type="float" office:value="0.4967" calcext:value-type="float">
            <text:p>4.97E-01</text:p>
          </table:table-cell>
          <table:table-cell table:style-name="ce41" office:value-type="float" office:value="0.4989" calcext:value-type="float">
            <text:p>4.99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" calcext:value-type="float">
            <text:p>13.9</text:p>
          </table:table-cell>
          <table:table-cell table:style-name="ce10" office:value-type="float" office:value="10.45" calcext:value-type="float">
            <text:p>10.45</text:p>
          </table:table-cell>
          <table:table-cell table:style-name="ce10" office:value-type="float" office:value="7.95" calcext:value-type="float">
            <text:p>7.95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3.09" calcext:value-type="float">
            <text:p>3.09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27" calcext:value-type="float">
            <text:p>-0.827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78" calcext:value-type="float">
            <text:p>-2.27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23" office:value-type="float" office:value="-13.98" calcext:value-type="float">
            <text:p>-13.98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-26.02" calcext:value-type="float">
            <text:p>-26.02</text:p>
          </table:table-cell>
          <table:table-cell table:number-columns-repeated="16329"/>
        </table:table-row>
        <table:table-row table:style-name="ro6">
          <table:table-cell/>
          <table:table-cell table:style-name="ce4" office:value-type="string" calcext:value-type="string">
            <text:p>The value for column one is 770 but the graph becomes distorted when this result is applied. SNR of 20 applied</text:p>
          </table:table-cell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483" calcext:value-type="float">
            <text:p>483</text:p>
          </table:table-cell>
          <table:table-cell table:style-name="ce23" office:value-type="float" office:value="823" calcext:value-type="float">
            <text:p>823</text:p>
          </table:table-cell>
          <table:table-cell table:style-name="ce23" office:value-type="float" office:value="1320" calcext:value-type="float">
            <text:p>1320</text:p>
          </table:table-cell>
          <table:table-cell table:style-name="ce23" office:value-type="float" office:value="1815" calcext:value-type="float">
            <text:p>1815</text:p>
          </table:table-cell>
          <table:table-cell table:style-name="ce23" office:value-type="float" office:value="2289" calcext:value-type="float">
            <text:p>2289</text:p>
          </table:table-cell>
          <table:table-cell table:style-name="ce23" office:value-type="float" office:value="2677" calcext:value-type="float">
            <text:p>2677</text:p>
          </table:table-cell>
          <table:table-cell table:style-name="ce23" office:value-type="float" office:value="3098" calcext:value-type="float">
            <text:p>3098</text:p>
          </table:table-cell>
          <table:table-cell table:style-name="ce23" office:value-type="float" office:value="3397" calcext:value-type="float">
            <text:p>3397</text:p>
          </table:table-cell>
          <table:table-cell table:style-name="ce23" office:value-type="float" office:value="3711" calcext:value-type="float">
            <text:p>3711</text:p>
          </table:table-cell>
          <table:table-cell table:style-name="ce23" table:number-columns-repeated="29"/>
          <table:table-cell table:style-name="ce23" office:value-type="float" office:value="4890" calcext:value-type="float">
            <text:p>4890</text:p>
          </table:table-cell>
          <table:table-cell table:style-name="ce23" office:value-type="float" office:value="4967" calcext:value-type="float">
            <text:p>4967</text:p>
          </table:table-cell>
          <table:table-cell table:style-name="ce23" office:value-type="float" office:value="4989" calcext:value-type="float">
            <text:p>4989</text:p>
          </table:table-cell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WA 1" table:style-name="ta1">
        <office:forms form:automatic-focus="false" form:apply-design-mode="false"/>
        <table:shapes>
          <draw:frame draw:z-index="0" draw:style-name="gr1" draw:text-style-name="P1" svg:width="32.306cm" svg:height="21.647cm" svg:x="15.912cm" svg:y="7.4cm">
            <draw:object draw:notify-on-update-of-ranges="'Flowgraph Data SWA 1'.C6:'Flowgraph Data SWA 1'.BC6 'Flowgraph Data SWA 1'.B6:'Flowgraph Data SWA 1'.B6 'Flowgraph Data SWA 1'.C4:'Flowgraph Data SWA 1'.BC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Steel=0.5 ~ Wood=0.25 ~ Air=0.25 for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6" table:style-name="ce40" office:value-type="float" office:value="0.00001" calcext:value-type="float">
            <text:p>1.00E-05</text:p>
          </table:table-cell>
          <table:table-cell table:number-columns-repeated="2" table:style-name="ce40" office:value-type="float" office:value="0.0001" calcext:value-type="float">
            <text:p>1.00E-04</text:p>
          </table:table-cell>
          <table:table-cell table:style-name="ce40" office:value-type="float" office:value="0.0003" calcext:value-type="float">
            <text:p>3.00E-04</text:p>
          </table:table-cell>
          <table:table-cell table:style-name="ce40" office:value-type="float" office:value="0.0025" calcext:value-type="float">
            <text:p>2.50E-03</text:p>
          </table:table-cell>
          <table:table-cell table:style-name="ce40" office:value-type="float" office:value="0.0083" calcext:value-type="float">
            <text:p>8.30E-03</text:p>
          </table:table-cell>
          <table:table-cell table:style-name="ce40" office:value-type="float" office:value="0.023" calcext:value-type="float">
            <text:p>2.30E-02</text:p>
          </table:table-cell>
          <table:table-cell table:style-name="ce40" office:value-type="float" office:value="0.05" calcext:value-type="float">
            <text:p>5.00E-02</text:p>
          </table:table-cell>
          <table:table-cell table:style-name="ce40" office:value-type="float" office:value="0.09" calcext:value-type="float">
            <text:p>9.00E-02</text:p>
          </table:table-cell>
          <table:table-cell table:style-name="ce40" office:value-type="float" office:value="0.13" calcext:value-type="float">
            <text:p>1.30E-01</text:p>
          </table:table-cell>
          <table:table-cell table:style-name="ce40" office:value-type="float" office:value="0.178" calcext:value-type="float">
            <text:p>1.78E-01</text:p>
          </table:table-cell>
          <table:table-cell table:style-name="ce40" office:value-type="float" office:value="0.219" calcext:value-type="float">
            <text:p>2.19E-01</text:p>
          </table:table-cell>
          <table:table-cell table:style-name="ce40" office:value-type="float" office:value="0.274" calcext:value-type="float">
            <text:p>2.74E-01</text:p>
          </table:table-cell>
          <table:table-cell table:style-name="ce40" office:value-type="float" office:value="0.3048" calcext:value-type="float">
            <text:p>3.05E-01</text:p>
          </table:table-cell>
          <table:table-cell table:style-name="ce40" office:value-type="float" office:value="0.337" calcext:value-type="float">
            <text:p>3.37E-01</text:p>
          </table:table-cell>
          <table:table-cell table:style-name="ce40" office:value-type="float" office:value="0.363" calcext:value-type="float">
            <text:p>3.63E-01</text:p>
          </table:table-cell>
          <table:table-cell table:style-name="ce41" table:number-columns-repeated="29"/>
          <table:table-cell table:number-columns-repeated="2" table:style-name="ce41" office:value-type="float" office:value="0.494" calcext:value-type="float">
            <text:p>4.94E-01</text:p>
          </table:table-cell>
          <table:table-cell table:style-name="ce41" office:value-type="float" office:value="0.5" calcext:value-type="float">
            <text:p>5.00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style-name="ce23" table:number-columns-repeated="53"/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6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office:value-type="string" calcext:value-type="string">
            <text:p>Note: One substance needs to be above 0.7 for the flowgraph to work</text:p>
          </table:table-cell>
          <table:table-cell table:style-name="Default" table:number-columns-repeated="14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3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WA 2" table:style-name="ta1">
        <office:forms form:automatic-focus="false" form:apply-design-mode="false"/>
        <table:shapes>
          <draw:frame draw:z-index="0" draw:style-name="gr1" draw:text-style-name="P1" svg:width="32.306cm" svg:height="21.647cm" svg:x="17.896cm" svg:y="10.402cm">
            <draw:object draw:notify-on-update-of-ranges="'Flowgraph Data SWA 2'.C6:'Flowgraph Data SWA 2'.BC6 'Flowgraph Data SWA 2'.B6:'Flowgraph Data SWA 2'.B6 'Flowgraph Data SWA 2'.C4:'Flowgraph Data SWA 2'.BC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Steel=0.8 ~ Wood=0.1 ~ Air=0.1 for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7" table:style-name="ce40" office:value-type="float" office:value="0.00001" calcext:value-type="float">
            <text:p>1.00E-05</text:p>
          </table:table-cell>
          <table:table-cell table:style-name="ce40" office:value-type="float" office:value="0.0003" calcext:value-type="float">
            <text:p>3.00E-04</text:p>
          </table:table-cell>
          <table:table-cell table:style-name="ce40" office:value-type="float" office:value="0.0008" calcext:value-type="float">
            <text:p>8.00E-04</text:p>
          </table:table-cell>
          <table:table-cell table:style-name="ce40" office:value-type="float" office:value="0.0023" calcext:value-type="float">
            <text:p>2.30E-03</text:p>
          </table:table-cell>
          <table:table-cell table:style-name="ce40" office:value-type="float" office:value="0.0047" calcext:value-type="float">
            <text:p>4.70E-03</text:p>
          </table:table-cell>
          <table:table-cell table:style-name="ce40" office:value-type="float" office:value="0.0097" calcext:value-type="float">
            <text:p>9.70E-03</text:p>
          </table:table-cell>
          <table:table-cell table:style-name="ce40" office:value-type="float" office:value="0.0192" calcext:value-type="float">
            <text:p>1.92E-02</text:p>
          </table:table-cell>
          <table:table-cell table:style-name="ce40" office:value-type="float" office:value="0.0347" calcext:value-type="float">
            <text:p>3.47E-02</text:p>
          </table:table-cell>
          <table:table-cell table:style-name="ce40" office:value-type="float" office:value="0.054" calcext:value-type="float">
            <text:p>5.40E-02</text:p>
          </table:table-cell>
          <table:table-cell table:style-name="ce40" office:value-type="float" office:value="0.081" calcext:value-type="float">
            <text:p>8.10E-02</text:p>
          </table:table-cell>
          <table:table-cell table:style-name="ce40" office:value-type="float" office:value="0.1135" calcext:value-type="float">
            <text:p>1.14E-01</text:p>
          </table:table-cell>
          <table:table-cell table:style-name="ce40" office:value-type="float" office:value="0.1465" calcext:value-type="float">
            <text:p>1.47E-01</text:p>
          </table:table-cell>
          <table:table-cell table:style-name="ce40" office:value-type="float" office:value="0.1896" calcext:value-type="float">
            <text:p>1.90E-01</text:p>
          </table:table-cell>
          <table:table-cell table:style-name="ce40" office:value-type="float" office:value="0.2284" calcext:value-type="float">
            <text:p>2.28E-01</text:p>
          </table:table-cell>
          <table:table-cell table:style-name="ce40" office:value-type="float" office:value="0.263" calcext:value-type="float">
            <text:p>2.63E-01</text:p>
          </table:table-cell>
          <table:table-cell table:style-name="ce41" table:number-columns-repeated="29"/>
          <table:table-cell table:style-name="ce41" office:value-type="float" office:value="0.4943" calcext:value-type="float">
            <text:p>4.94E-01</text:p>
          </table:table-cell>
          <table:table-cell table:style-name="ce41" office:value-type="float" office:value="0.4993" calcext:value-type="float">
            <text:p>4.99E-01</text:p>
          </table:table-cell>
          <table:table-cell table:style-name="ce41" office:value-type="float" office:value="0.5" calcext:value-type="float">
            <text:p>5.00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7" calcext:value-type="float">
            <text:p>13.97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36" calcext:value-type="float">
            <text:p>4.436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27" calcext:value-type="float">
            <text:p>-0.827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8" calcext:value-type="float">
            <text:p>-2.2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23" office:value-type="float" office:value="-13.98" calcext:value-type="float">
            <text:p>-13.98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-26" calcext:value-type="float">
            <text:p>-26</text:p>
          </table:table-cell>
          <table:table-cell table:number-columns-repeated="16329"/>
        </table:table-row>
        <table:table-row table:style-name="ro6">
          <table:table-cell/>
          <table:table-cell table:style-name="ce4" office:value-type="string" calcext:value-type="string">
            <text:p>The value for column one is 770 but the graph becomes distorted when this result is applied. SNR of 20 applied</text:p>
          </table:table-cell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810" calcext:value-type="float">
            <text:p>810</text:p>
          </table:table-cell>
          <table:table-cell table:style-name="ce23" office:value-type="float" office:value="1135" calcext:value-type="float">
            <text:p>1135</text:p>
          </table:table-cell>
          <table:table-cell table:style-name="ce23" office:value-type="float" office:value="1465" calcext:value-type="float">
            <text:p>1465</text:p>
          </table:table-cell>
          <table:table-cell table:style-name="ce23" office:value-type="float" office:value="1896" calcext:value-type="float">
            <text:p>1896</text:p>
          </table:table-cell>
          <table:table-cell table:style-name="ce23" office:value-type="float" office:value="2284" calcext:value-type="float">
            <text:p>2284</text:p>
          </table:table-cell>
          <table:table-cell table:style-name="ce23" office:value-type="float" office:value="2630" calcext:value-type="float">
            <text:p>2630</text:p>
          </table:table-cell>
          <table:table-cell table:style-name="ce23" table:number-columns-repeated="29"/>
          <table:table-cell table:style-name="ce23" office:value-type="float" office:value="4943" calcext:value-type="float">
            <text:p>4943</text:p>
          </table:table-cell>
          <table:table-cell table:style-name="ce23" office:value-type="float" office:value="4993" calcext:value-type="float">
            <text:p>4993</text:p>
          </table:table-cell>
          <table:table-cell table:style-name="ce23" office:value-type="float" office:value="4994" calcext:value-type="float">
            <text:p>4994</text:p>
          </table:table-cell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W" table:style-name="ta1">
        <office:forms form:automatic-focus="false" form:apply-design-mode="false"/>
        <table:shapes>
          <draw:frame draw:z-index="0" draw:style-name="gr1" draw:text-style-name="P1" svg:width="32.306cm" svg:height="21.647cm" svg:x="16.527cm" svg:y="10.11cm">
            <draw:object draw:notify-on-update-of-ranges="'Flowgraph Data SW'.C6:'Flowgraph Data SW'.BC6 'Flowgraph Data SW'.B6:'Flowgraph Data SW'.B6 'Flowgraph Data SW'.C4:'Flowgraph Data SW'.BC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Steel=0.8 ~ Wood=0.2 for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8" table:style-name="ce40" office:value-type="float" office:value="0.00001" calcext:value-type="float">
            <text:p>1.00E-05</text:p>
          </table:table-cell>
          <table:table-cell table:style-name="ce40" office:value-type="float" office:value="0.0004" calcext:value-type="float">
            <text:p>4.00E-04</text:p>
          </table:table-cell>
          <table:table-cell table:style-name="ce40" office:value-type="float" office:value="0.0009" calcext:value-type="float">
            <text:p>9.00E-04</text:p>
          </table:table-cell>
          <table:table-cell table:style-name="ce40" office:value-type="float" office:value="0.0025" calcext:value-type="float">
            <text:p>2.50E-03</text:p>
          </table:table-cell>
          <table:table-cell table:style-name="ce40" office:value-type="float" office:value="0.0071" calcext:value-type="float">
            <text:p>7.10E-03</text:p>
          </table:table-cell>
          <table:table-cell table:style-name="ce40" office:value-type="float" office:value="0.0145" calcext:value-type="float">
            <text:p>1.45E-02</text:p>
          </table:table-cell>
          <table:table-cell table:style-name="ce40" office:value-type="float" office:value="0.0267" calcext:value-type="float">
            <text:p>2.67E-02</text:p>
          </table:table-cell>
          <table:table-cell table:style-name="ce40" office:value-type="float" office:value="0.0505" calcext:value-type="float">
            <text:p>5.05E-02</text:p>
          </table:table-cell>
          <table:table-cell table:style-name="ce40" office:value-type="float" office:value="0.0736" calcext:value-type="float">
            <text:p>7.36E-02</text:p>
          </table:table-cell>
          <table:table-cell table:style-name="ce40" office:value-type="float" office:value="0.1094" calcext:value-type="float">
            <text:p>1.09E-01</text:p>
          </table:table-cell>
          <table:table-cell table:style-name="ce40" office:value-type="float" office:value="0.1416" calcext:value-type="float">
            <text:p>1.42E-01</text:p>
          </table:table-cell>
          <table:table-cell table:style-name="ce40" office:value-type="float" office:value="0.1789" calcext:value-type="float">
            <text:p>1.79E-01</text:p>
          </table:table-cell>
          <table:table-cell table:style-name="ce40" office:value-type="float" office:value="0.2244" calcext:value-type="float">
            <text:p>2.24E-01</text:p>
          </table:table-cell>
          <table:table-cell table:style-name="ce40" office:value-type="float" office:value="0.2571" calcext:value-type="float">
            <text:p>2.57E-01</text:p>
          </table:table-cell>
          <table:table-cell table:style-name="ce41" table:number-columns-repeated="29"/>
          <table:table-cell table:style-name="ce41" office:value-type="float" office:value="0.492" calcext:value-type="float">
            <text:p>4.92E-01</text:p>
          </table:table-cell>
          <table:table-cell table:style-name="ce41" office:value-type="float" office:value="0.5014" calcext:value-type="float">
            <text:p>5.01E-01</text:p>
          </table:table-cell>
          <table:table-cell table:style-name="ce41" office:value-type="float" office:value="0.506" calcext:value-type="float">
            <text:p>5.06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8" calcext:value-type="float">
            <text:p>13.98</text:p>
          </table:table-cell>
          <table:table-cell table:style-name="ce10" office:value-type="float" office:value="10.457" calcext:value-type="float">
            <text:p>10.457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36" calcext:value-type="float">
            <text:p>4.436</text:p>
          </table:table-cell>
          <table:table-cell table:style-name="ce10" office:value-type="float" office:value="3.098" calcext:value-type="float">
            <text:p>3.098</text:p>
          </table:table-cell>
          <table:table-cell table:style-name="ce10" office:value-type="float" office:value="1.938" calcext:value-type="float">
            <text:p>1.938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27" calcext:value-type="float">
            <text:p>-0.827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78" calcext:value-type="float">
            <text:p>-2.27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" calcext:value-type="float">
            <text:p>-5.57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23" office:value-type="float" office:value="-13.98" calcext:value-type="float">
            <text:p>-13.98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-26.02" calcext:value-type="float">
            <text:p>-26.02</text:p>
          </table:table-cell>
          <table:table-cell table:number-columns-repeated="16329"/>
        </table:table-row>
        <table:table-row table:style-name="ro7">
          <table:table-cell/>
          <table:table-cell table:style-name="ce4" office:value-type="string" calcext:value-type="string">
            <text:p>The value for column one is 770 but the graph becomes distorted when this result is applied. SNR of 20 applied</text:p>
          </table:table-cell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505" calcext:value-type="float">
            <text:p>505</text:p>
          </table:table-cell>
          <table:table-cell table:style-name="ce23" office:value-type="float" office:value="736" calcext:value-type="float">
            <text:p>736</text:p>
          </table:table-cell>
          <table:table-cell table:style-name="ce23" office:value-type="float" office:value="1094" calcext:value-type="float">
            <text:p>1094</text:p>
          </table:table-cell>
          <table:table-cell table:style-name="ce23" office:value-type="float" office:value="1416" calcext:value-type="float">
            <text:p>1416</text:p>
          </table:table-cell>
          <table:table-cell table:style-name="ce23" office:value-type="float" office:value="1789" calcext:value-type="float">
            <text:p>1789</text:p>
          </table:table-cell>
          <table:table-cell table:style-name="ce23" office:value-type="float" office:value="2244" calcext:value-type="float">
            <text:p>2244</text:p>
          </table:table-cell>
          <table:table-cell table:style-name="ce23" office:value-type="float" office:value="2571" calcext:value-type="float">
            <text:p>2571</text:p>
          </table:table-cell>
          <table:table-cell table:style-name="ce23" table:number-columns-repeated="29"/>
          <table:table-cell table:style-name="ce23" office:value-type="float" office:value="4920" calcext:value-type="float">
            <text:p>4920</text:p>
          </table:table-cell>
          <table:table-cell table:style-name="ce23" office:value-type="float" office:value="5014" calcext:value-type="float">
            <text:p>5014</text:p>
          </table:table-cell>
          <table:table-cell table:style-name="ce23" office:value-type="float" office:value="5060" calcext:value-type="float">
            <text:p>5060</text:p>
          </table:table-cell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A 1" table:style-name="ta1">
        <office:forms form:automatic-focus="false" form:apply-design-mode="false"/>
        <table:shapes>
          <draw:frame draw:z-index="0" draw:style-name="gr1" draw:text-style-name="P1" svg:width="32.306cm" svg:height="21.647cm" svg:x="17.102cm" svg:y="10.491cm">
            <draw:object draw:notify-on-update-of-ranges="'Flowgraph Data SA 1'.C6:'Flowgraph Data SA 1'.BC6 'Flowgraph Data SA 1'.B6:'Flowgraph Data SA 1'.B6 'Flowgraph Data SA 1'.C4:'Flowgraph Data SA 1'.BC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Steel=0.8 ~ Air=0.2 for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2" table:style-name="ce40" office:value-type="float" office:value="0.00001" calcext:value-type="float">
            <text:p>1.00E-05</text:p>
          </table:table-cell>
          <table:table-cell table:style-name="ce40" office:value-type="float" office:value="0.0001" calcext:value-type="float">
            <text:p>1.00E-04</text:p>
          </table:table-cell>
          <table:table-cell table:style-name="ce40" office:value-type="float" office:value="0.0003" calcext:value-type="float">
            <text:p>3.00E-04</text:p>
          </table:table-cell>
          <table:table-cell table:style-name="ce40" office:value-type="float" office:value="0.0006" calcext:value-type="float">
            <text:p>6.00E-04</text:p>
          </table:table-cell>
          <table:table-cell table:style-name="ce40" office:value-type="float" office:value="0.0009" calcext:value-type="float">
            <text:p>9.00E-04</text:p>
          </table:table-cell>
          <table:table-cell table:style-name="ce40" office:value-type="float" office:value="0.0015" calcext:value-type="float">
            <text:p>1.50E-03</text:p>
          </table:table-cell>
          <table:table-cell table:style-name="ce40" office:value-type="float" office:value="0.002" calcext:value-type="float">
            <text:p>2.00E-03</text:p>
          </table:table-cell>
          <table:table-cell table:style-name="ce40" office:value-type="float" office:value="0.0055" calcext:value-type="float">
            <text:p>5.50E-03</text:p>
          </table:table-cell>
          <table:table-cell table:style-name="ce40" office:value-type="float" office:value="0.0096" calcext:value-type="float">
            <text:p>9.60E-03</text:p>
          </table:table-cell>
          <table:table-cell table:style-name="ce40" office:value-type="float" office:value="0.0161" calcext:value-type="float">
            <text:p>1.61E-02</text:p>
          </table:table-cell>
          <table:table-cell table:style-name="ce40" office:value-type="float" office:value="0.0256" calcext:value-type="float">
            <text:p>2.56E-02</text:p>
          </table:table-cell>
          <table:table-cell table:style-name="ce40" office:value-type="float" office:value="0.0441" calcext:value-type="float">
            <text:p>4.41E-02</text:p>
          </table:table-cell>
          <table:table-cell table:style-name="ce40" office:value-type="float" office:value="0.0609" calcext:value-type="float">
            <text:p>6.09E-02</text:p>
          </table:table-cell>
          <table:table-cell table:style-name="ce40" office:value-type="float" office:value="0.0866" calcext:value-type="float">
            <text:p>8.66E-02</text:p>
          </table:table-cell>
          <table:table-cell table:style-name="ce40" office:value-type="float" office:value="0.1165" calcext:value-type="float">
            <text:p>1.17E-01</text:p>
          </table:table-cell>
          <table:table-cell table:style-name="ce40" office:value-type="float" office:value="0.1464" calcext:value-type="float">
            <text:p>1.46E-01</text:p>
          </table:table-cell>
          <table:table-cell table:style-name="ce40" office:value-type="float" office:value="0.1887" calcext:value-type="float">
            <text:p>1.89E-01</text:p>
          </table:table-cell>
          <table:table-cell table:style-name="ce40" office:value-type="float" office:value="0.2238" calcext:value-type="float">
            <text:p>2.24E-01</text:p>
          </table:table-cell>
          <table:table-cell table:style-name="ce40" office:value-type="float" office:value="0.2547" calcext:value-type="float">
            <text:p>2.55E-01</text:p>
          </table:table-cell>
          <table:table-cell table:style-name="ce40" office:value-type="float" office:value="0.2967" calcext:value-type="float">
            <text:p>2.97E-01</text:p>
          </table:table-cell>
          <table:table-cell table:style-name="ce41" table:number-columns-repeated="29"/>
          <table:table-cell table:style-name="ce41" office:value-type="float" office:value="0.4981" calcext:value-type="float">
            <text:p>4.98E-01</text:p>
          </table:table-cell>
          <table:table-cell table:style-name="ce41" office:value-type="float" office:value="0.5022" calcext:value-type="float">
            <text:p>5.02E-01</text:p>
          </table:table-cell>
          <table:table-cell table:style-name="ce41" office:value-type="float" office:value="0.5068" calcext:value-type="float">
            <text:p>5.07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3.97" calcext:value-type="float">
            <text:p>13.97</text:p>
          </table:table-cell>
          <table:table-cell table:style-name="ce10" office:value-type="float" office:value="10.45" calcext:value-type="float">
            <text:p>10.45</text:p>
          </table:table-cell>
          <table:table-cell table:style-name="ce10" office:value-type="float" office:value="7.96" calcext:value-type="float">
            <text:p>7.96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3.09" calcext:value-type="float">
            <text:p>3.09</text:p>
          </table:table-cell>
          <table:table-cell table:style-name="ce10" office:value-type="float" office:value="1.94" calcext:value-type="float">
            <text:p>1.94</text:p>
          </table:table-cell>
          <table:table-cell table:style-name="ce10" office:value-type="float" office:value="0.915" calcext:value-type="float">
            <text:p>0.9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27" calcext:value-type="float">
            <text:p>-0.827</text:p>
          </table:table-cell>
          <table:table-cell table:style-name="ce10" office:value-type="float" office:value="-1.58" calcext:value-type="float">
            <text:p>-1.58</text:p>
          </table:table-cell>
          <table:table-cell table:style-name="ce10" office:value-type="float" office:value="-2.278" calcext:value-type="float">
            <text:p>-2.278</text:p>
          </table:table-cell>
          <table:table-cell table:style-name="ce10" office:value-type="float" office:value="-2.92" calcext:value-type="float">
            <text:p>-2.92</text:p>
          </table:table-cell>
          <table:table-cell table:style-name="ce10" office:value-type="float" office:value="-3.52" calcext:value-type="float">
            <text:p>-3.52</text:p>
          </table:table-cell>
          <table:table-cell table:style-name="ce10" office:value-type="float" office:value="-4.08" calcext:value-type="float">
            <text:p>-4.08</text:p>
          </table:table-cell>
          <table:table-cell table:style-name="ce10" office:value-type="float" office:value="-4.61" calcext:value-type="float">
            <text:p>-4.61</text:p>
          </table:table-cell>
          <table:table-cell table:style-name="ce10" office:value-type="float" office:value="-5.1" calcext:value-type="float">
            <text:p>-5.1</text:p>
          </table:table-cell>
          <table:table-cell table:style-name="ce10" office:value-type="float" office:value="-5.575" calcext:value-type="float">
            <text:p>-5.575</text:p>
          </table:table-cell>
          <table:table-cell table:style-name="ce10" office:value-type="float" office:value="-6.02" calcext:value-type="float">
            <text:p>-6.02</text:p>
          </table:table-cell>
          <table:table-cell table:style-name="ce23" table:number-columns-repeated="29"/>
          <table:table-cell table:style-name="ce23" office:value-type="float" office:value="-13.98" calcext:value-type="float">
            <text:p>-13.98</text:p>
          </table:table-cell>
          <table:table-cell table:style-name="ce23" office:value-type="float" office:value="-20" calcext:value-type="float">
            <text:p>-20</text:p>
          </table:table-cell>
          <table:table-cell table:style-name="ce23" office:value-type="float" office:value="-26" calcext:value-type="float">
            <text:p>-26</text:p>
          </table:table-cell>
          <table:table-cell table:number-columns-repeated="16329"/>
        </table:table-row>
        <table:table-row table:style-name="ro6">
          <table:table-cell/>
          <table:table-cell table:style-name="ce4" office:value-type="string" calcext:value-type="string">
            <text:p>The value for column one is 770 but the graph becomes distorted when this result is applied. SNR of 20 applied</text:p>
          </table:table-cell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609" calcext:value-type="float">
            <text:p>609</text:p>
          </table:table-cell>
          <table:table-cell table:style-name="ce23" office:value-type="float" office:value="866" calcext:value-type="float">
            <text:p>866</text:p>
          </table:table-cell>
          <table:table-cell table:style-name="ce23" office:value-type="float" office:value="1165" calcext:value-type="float">
            <text:p>1165</text:p>
          </table:table-cell>
          <table:table-cell table:style-name="ce23" office:value-type="float" office:value="1464" calcext:value-type="float">
            <text:p>1464</text:p>
          </table:table-cell>
          <table:table-cell table:style-name="ce23" office:value-type="float" office:value="1887" calcext:value-type="float">
            <text:p>1887</text:p>
          </table:table-cell>
          <table:table-cell table:style-name="ce23" office:value-type="float" office:value="2238" calcext:value-type="float">
            <text:p>2238</text:p>
          </table:table-cell>
          <table:table-cell table:style-name="ce23" office:value-type="float" office:value="2547" calcext:value-type="float">
            <text:p>2547</text:p>
          </table:table-cell>
          <table:table-cell table:style-name="ce23" office:value-type="float" office:value="2967" calcext:value-type="float">
            <text:p>2967</text:p>
          </table:table-cell>
          <table:table-cell table:style-name="ce23" table:number-columns-repeated="29"/>
          <table:table-cell table:style-name="ce23" office:value-type="float" office:value="4981" calcext:value-type="float">
            <text:p>4981</text:p>
          </table:table-cell>
          <table:table-cell table:style-name="ce23" office:value-type="float" office:value="5022" calcext:value-type="float">
            <text:p>5022</text:p>
          </table:table-cell>
          <table:table-cell table:style-name="ce23" office:value-type="float" office:value="5068" calcext:value-type="float">
            <text:p>5068</text:p>
          </table:table-cell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20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wgraph Data SA 2" table:style-name="ta1">
        <office:forms form:automatic-focus="false" form:apply-design-mode="false"/>
        <table:shapes>
          <draw:frame draw:z-index="0" draw:style-name="gr1" draw:text-style-name="P1" svg:width="32.306cm" svg:height="21.647cm" svg:x="15.912cm" svg:y="7.4cm">
            <draw:object draw:notify-on-update-of-ranges="'Flowgraph Data SA 2'.C6:'Flowgraph Data SA 2'.BC6 'Flowgraph Data SA 2'.B6:'Flowgraph Data SA 2'.B6 'Flowgraph Data SA 2'.C4:'Flowgraph Data SA 2'.BC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1" table:number-columns-repeated="7" table:default-cell-style-name="Default"/>
        <table:table-column table:style-name="co1" table:visibility="collapse" table:number-columns-repeated="29" table:default-cell-style-name="Default"/>
        <table:table-column table:style-name="co6" table:number-columns-repeated="3" table:default-cell-style-name="ce1"/>
        <table:table-column table:style-name="co1" table:number-columns-repeated="1632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4" table:number-rows-spanned="1">
            <text:p>Flow Graph Data Steel=0.5 ~ Air=0.5 for OOK BER vs SNR</text:p>
          </table:table-cell>
          <table:covered-table-cell table:number-columns-repeated="53" table:style-name="ce5"/>
          <table:table-cell table:number-columns-repeated="16329"/>
        </table:table-row>
        <table:table-row table:style-name="ro3">
          <table:table-cell/>
          <table:table-cell table:style-name="ce3" office:value-type="string" calcext:value-type="string">
            <text:p>OOK Simulator Test using Noise 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BER value</text:p>
          </table:table-cell>
          <table:table-cell table:number-columns-repeated="6" table:style-name="ce40" office:value-type="float" office:value="0.00001" calcext:value-type="float">
            <text:p>1.00E-05</text:p>
          </table:table-cell>
          <table:table-cell table:number-columns-repeated="2" table:style-name="ce40" office:value-type="float" office:value="0.0001" calcext:value-type="float">
            <text:p>1.00E-04</text:p>
          </table:table-cell>
          <table:table-cell table:style-name="ce40" office:value-type="float" office:value="0.0003" calcext:value-type="float">
            <text:p>3.00E-04</text:p>
          </table:table-cell>
          <table:table-cell table:style-name="ce40" office:value-type="float" office:value="0.0025" calcext:value-type="float">
            <text:p>2.50E-03</text:p>
          </table:table-cell>
          <table:table-cell table:style-name="ce40" office:value-type="float" office:value="0.0083" calcext:value-type="float">
            <text:p>8.30E-03</text:p>
          </table:table-cell>
          <table:table-cell table:style-name="ce40" office:value-type="float" office:value="0.023" calcext:value-type="float">
            <text:p>2.30E-02</text:p>
          </table:table-cell>
          <table:table-cell table:style-name="ce40" office:value-type="float" office:value="0.05" calcext:value-type="float">
            <text:p>5.00E-02</text:p>
          </table:table-cell>
          <table:table-cell table:style-name="ce40" office:value-type="float" office:value="0.09" calcext:value-type="float">
            <text:p>9.00E-02</text:p>
          </table:table-cell>
          <table:table-cell table:style-name="ce40" office:value-type="float" office:value="0.13" calcext:value-type="float">
            <text:p>1.30E-01</text:p>
          </table:table-cell>
          <table:table-cell table:style-name="ce40" office:value-type="float" office:value="0.178" calcext:value-type="float">
            <text:p>1.78E-01</text:p>
          </table:table-cell>
          <table:table-cell table:style-name="ce40" office:value-type="float" office:value="0.219" calcext:value-type="float">
            <text:p>2.19E-01</text:p>
          </table:table-cell>
          <table:table-cell table:style-name="ce40" office:value-type="float" office:value="0.274" calcext:value-type="float">
            <text:p>2.74E-01</text:p>
          </table:table-cell>
          <table:table-cell table:style-name="ce40" office:value-type="float" office:value="0.3048" calcext:value-type="float">
            <text:p>3.05E-01</text:p>
          </table:table-cell>
          <table:table-cell table:style-name="ce40" office:value-type="float" office:value="0.337" calcext:value-type="float">
            <text:p>3.37E-01</text:p>
          </table:table-cell>
          <table:table-cell table:style-name="ce40" office:value-type="float" office:value="0.363" calcext:value-type="float">
            <text:p>3.63E-01</text:p>
          </table:table-cell>
          <table:table-cell table:style-name="ce41" table:number-columns-repeated="29"/>
          <table:table-cell table:number-columns-repeated="2" table:style-name="ce41" office:value-type="float" office:value="0.494" calcext:value-type="float">
            <text:p>4.94E-01</text:p>
          </table:table-cell>
          <table:table-cell table:style-name="ce41" office:value-type="float" office:value="0.5" calcext:value-type="float">
            <text:p>5.00E-01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SNR in dB</text:p>
          </table:table-cell>
          <table:table-cell table:style-name="ce10" table:number-columns-repeated="21"/>
          <table:table-cell table:style-name="ce23" table:number-columns-repeated="32"/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4">
          <table:table-cell/>
          <table:table-cell table:style-name="ce4" office:value-type="string" calcext:value-type="string">
            <text:p>Noise volt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29"/>
        </table:table-row>
        <table:table-row table:style-name="ro1">
          <table:table-cell/>
          <table:table-cell table:style-name="ce4"/>
          <table:table-cell table:style-name="ce10" table:number-columns-repeated="53"/>
          <table:table-cell table:number-columns-repeated="16329"/>
        </table:table-row>
        <table:table-row table:style-name="ro1">
          <table:table-cell/>
          <table:table-cell table:style-name="ce23" office:value-type="string" calcext:value-type="string">
            <text:p>Total Errors</text:p>
          </table:table-cell>
          <table:table-cell table:style-name="ce23" table:number-columns-repeated="53"/>
          <table:table-cell table:number-columns-repeated="16329"/>
        </table:table-row>
        <table:table-row table:style-name="ro1" table:number-rows-repeated="7">
          <table:table-cell/>
          <table:table-cell table:style-name="ce23" table:number-columns-repeated="54"/>
          <table:table-cell table:number-columns-repeated="16329"/>
        </table:table-row>
        <table:table-row table:style-name="ro1" table:number-rows-repeated="12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>
          <table:table-cell/>
          <table:table-cell table:style-name="Default" office:value-type="string" calcext:value-type="string">
            <text:p>Note: One substance needs to be above 0.7 for the flowgraph to work</text:p>
          </table:table-cell>
          <table:table-cell table:style-name="Default" table:number-columns-repeated="14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7">
          <table:table-cell/>
          <table:table-cell table:style-name="Default" table:number-columns-repeated="15"/>
          <table:table-cell table:number-columns-repeated="36"/>
          <table:table-cell table:style-name="Default" table:number-columns-repeated="3"/>
          <table:table-cell table:number-columns-repeated="16329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1:03:22.637579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Michael Alldritt</meta:initial-creator>
    <dc:language>en-AU</dc:language>
    <dc:date>2025-08-21T12:51:04.680285466</dc:date>
    <meta:editing-cycles>29</meta:editing-cycles>
    <meta:editing-duration>PT10H52M11S</meta:editing-duration>
    <meta:generator>LibreOffice/24.2.7.2$Linux_X86_64 LibreOffice_project/420$Build-2</meta:generator>
    <meta:document-statistic meta:table-count="8" meta:cell-count="1601" meta:object-count="8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7.682cm" svg:y="10.027cm" style:legend-expansion="high" chart:style-name="ch3"/>
        <chart:plot-area chart:style-name="ch4" table:cell-range-address="'Flowgraph Data Baseline Steel'.B9:'Flowgraph Data Baseline Steel'.BC9 'Flowgraph Data Baseline Steel'.C4:'Flowgraph Data Baseline Steel'.BC5 'Flowgraph Data Baseline Steel'.B10:'Flowgraph Data Baseline Steel'.B10 'Flowgraph Data Baseline Steel'.B12:'Flowgraph Data Baseline Steel'.B12 'Flowgraph Data Baseline Steel'.C7:'Flowgraph Data Baseline Steel'.BC7" chart:data-source-has-labels="both" svg:x="0.294cm" svg:y="0.428cm" svg:width="31.542cm" svg:height="20.393cm">
          <chart:coordinate-region svg:x="0.532cm" svg:y="0.627cm" svg:width="31.117cm" svg:height="19.547cm"/>
          <chart:axis chart:dimension="x" chart:name="primary-x" chart:style-name="ch5">
            <chart:title svg:x="15.677cm" svg:y="21.088cm" chart:style-name="ch6">
              <text:p>SNR</text:p>
            </chart:title>
          </chart:axis>
          <chart:axis chart:dimension="y" chart:name="primary-y" chart:style-name="ch7">
            <chart:title svg:x="0cm" svg:y="10.999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Steel'.C4:'Flowgraph Data Baseline Steel'.BC4" chart:label-cell-address="'Flowgraph Data Baseline Steel'.B9:'Flowgraph Data Baseline Steel'.B9" chart:class="chart:scatter">
            <chart:domain table:cell-range-address="'Flowgraph Data Baseline Steel'.C9:'Flowgraph Data Baseline Steel'.BC9"/>
            <chart:data-point chart:repeated="7"/>
            <chart:data-point chart:style-name="ch11"/>
            <chart:data-point chart:repeated="8"/>
            <chart:data-point chart:style-name="ch11"/>
            <chart:data-point chart:repeated="7"/>
          </chart:series>
          <chart:series chart:style-name="ch12" chart:values-cell-range-address="'Flowgraph Data Baseline Steel'.C5:'Flowgraph Data Baseline Steel'.BC5" chart:label-cell-address="'Flowgraph Data Baseline Steel'.B10:'Flowgraph Data Baseline Steel'.B10" chart:class="chart:scatter">
            <chart:domain table:cell-range-address="'Flowgraph Data Baseline Steel'.C10:'Flowgraph Data Baseline Steel'.BC10"/>
            <chart:data-point chart:repeated="24"/>
          </chart:series>
          <chart:series chart:style-name="ch13" chart:values-cell-range-address="'Flowgraph Data Baseline Steel'.C7:'Flowgraph Data Baseline Steel'.BC7" chart:label-cell-address="'Flowgraph Data Baseline Steel'.B12:'Flowgraph Data Baseline Steel'.B12" chart:class="chart:scatter">
            <chart:domain table:cell-range-address="'Flowgraph Data Baseline Steel'.C12:'Flowgraph Data Baseline Steel'.BC1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9:'Flowgraph Data Baseline Steel'.BC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)</text:p>
                <draw:g>
                  <svg:desc>'Flowgraph Data Baseline Steel'.B9:'Flowgraph Data Baseline Steel'.B9</svg:desc>
                </draw:g>
              </table:table-cell>
              <table:table-cell office:value-type="float" office:value="0.00001">
                <text:p>0.00001</text:p>
                <draw:g>
                  <svg:desc>'Flowgraph Data Baseline Steel'.C4:'Flowgraph Data Baseline Steel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16">
                <text:p>0.0016</text:p>
              </table:table-cell>
              <table:table-cell office:value-type="float" office:value="0.007">
                <text:p>0.007</text:p>
              </table:table-cell>
              <table:table-cell office:value-type="float" office:value="0.0207">
                <text:p>0.0207</text:p>
              </table:table-cell>
              <table:table-cell office:value-type="float" office:value="0.047">
                <text:p>0.047</text:p>
              </table:table-cell>
              <table:table-cell office:value-type="float" office:value="0.0781">
                <text:p>0.0781</text:p>
              </table:table-cell>
              <table:table-cell office:value-type="float" office:value="0.1213">
                <text:p>0.1213</text:p>
              </table:table-cell>
              <table:table-cell office:value-type="float" office:value="0.1684">
                <text:p>0.1684</text:p>
              </table:table-cell>
              <table:table-cell office:value-type="float" office:value="0.2141">
                <text:p>0.2141</text:p>
              </table:table-cell>
              <table:table-cell office:value-type="float" office:value="0.2538">
                <text:p>0.2538</text:p>
              </table:table-cell>
              <table:table-cell office:value-type="float" office:value="0.2958">
                <text:p>0.2958</text:p>
              </table:table-cell>
              <table:table-cell office:value-type="float" office:value="0.3311">
                <text:p>0.3311</text:p>
              </table:table-cell>
              <table:table-cell office:value-type="float" office:value="0.3569">
                <text:p>0.3569</text:p>
              </table:table-cell>
              <table:table-cell office:value-type="float" office:value="0.498">
                <text:p>0.498</text:p>
              </table:table-cell>
              <table:table-cell office:value-type="float" office:value="0.5136">
                <text:p>0.5136</text:p>
              </table:table-cell>
              <table:table-cell office:value-type="float" office:value="0.5063">
                <text:p>0.506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0:'Flowgraph Data Baseline Steel'.BC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)</text:p>
                <draw:g>
                  <svg:desc>'Flowgraph Data Baseline Steel'.B10:'Flowgraph Data Baseline Steel'.B10</svg:desc>
                </draw:g>
              </table:table-cell>
              <table:table-cell office:value-type="float" office:value="0.00001">
                <text:p>0.00001</text:p>
                <draw:g>
                  <svg:desc>'Flowgraph Data Baseline Steel'.C5:'Flowgraph Data Baseline Steel'.BC5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1.96">
                <text:p>1.96</text:p>
              </table:table-cell>
              <table:table-cell office:value-type="float" office:value="4.795">
                <text:p>4.795</text:p>
              </table:table-cell>
              <table:table-cell office:value-type="float" office:value="4.984">
                <text:p>4.9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Steel'.C12:'Flowgraph Data Baseline Steel'.BC1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4">
                <text:p>4.44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7">
                <text:p>-13.97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 (SRS 100)</text:p>
                <draw:g>
                  <svg:desc>'Flowgraph Data Baseline Steel'.B12:'Flowgraph Data Baseline Steel'.B12</svg:desc>
                </draw:g>
              </table:table-cell>
              <table:table-cell office:value-type="float" office:value="0.00001">
                <text:p>0.00001</text:p>
                <draw:g>
                  <svg:desc>'Flowgraph Data Baseline Steel'.C7:'Flowgraph Data Baseline Steel'.BC7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3">
                <text:p>3</text:p>
              </table:table-cell>
              <table:table-cell office:value-type="float" office:value="3.616">
                <text:p>3.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Baseline Wood'.B6:'Flowgraph Data Baseline Wood'.BC6 'Flowgraph Data Baseline Wood'.C4:'Flowgraph Data Baseline Wood'.BC4" chart:data-source-has-labels="column" svg:x="0.327cm" svg:y="1.129cm" svg:width="31.545cm" svg:height="20.396cm">
          <chart:coordinate-region svg:x="0.565cm" svg:y="1.328cm" svg:width="31.12cm" svg:height="19.55cm"/>
          <chart:axis chart:dimension="x" chart:name="primary-x" chart:style-name="ch5">
            <chart:title svg:x="15.711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Wood'.C4:'Flowgraph Data Baseline Wood'.BC4" chart:label-cell-address="'Flowgraph Data Baseline Wood'.B6:'Flowgraph Data Baseline Wood'.B6" chart:class="chart:scatter">
            <chart:domain table:cell-range-address="'Flowgraph Data Baseline Wood'.C6:'Flowgraph Data Baseline Wood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Wood'.C6:'Flowgraph Data Baseline Wood'.BC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7">
                <text:p>13.97</text:p>
              </table:table-cell>
              <table:table-cell office:value-type="float" office:value="10.45">
                <text:p>10.45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3">
                <text:p>4.43</text:p>
              </table:table-cell>
              <table:table-cell office:value-type="float" office:value="3.09">
                <text:p>3.09</text:p>
              </table:table-cell>
              <table:table-cell office:value-type="float" office:value="1.938">
                <text:p>1.938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3">
                <text:p>-0.83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8">
                <text:p>-13.98</text:p>
              </table:table-cell>
              <table:table-cell office:value-type="float" office:value="-20">
                <text:p>-20</text:p>
              </table:table-cell>
              <table:table-cell office:value-type="float" office:value="-26.02">
                <text:p>-26.02</text:p>
              </table:table-cell>
            </table:table-row>
            <table:table-row>
              <table:table-cell office:value-type="string">
                <text:p>SNR in dB</text:p>
                <draw:g>
                  <svg:desc>'Flowgraph Data Baseline Wood'.B6:'Flowgraph Data Baseline Wood'.B6</svg:desc>
                </draw:g>
              </table:table-cell>
              <table:table-cell office:value-type="float" office:value="0.00001">
                <text:p>0.00001</text:p>
                <draw:g>
                  <svg:desc>'Flowgraph Data Baseline Wood'.C4:'Flowgraph Data Baseline Wood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0.0038">
                <text:p>0.0038</text:p>
              </table:table-cell>
              <table:table-cell office:value-type="float" office:value="0.0128">
                <text:p>0.0128</text:p>
              </table:table-cell>
              <table:table-cell office:value-type="float" office:value="0.0317">
                <text:p>0.0317</text:p>
              </table:table-cell>
              <table:table-cell office:value-type="float" office:value="0.0567">
                <text:p>0.0567</text:p>
              </table:table-cell>
              <table:table-cell office:value-type="float" office:value="0.0908">
                <text:p>0.0908</text:p>
              </table:table-cell>
              <table:table-cell office:value-type="float" office:value="0.131">
                <text:p>0.131</text:p>
              </table:table-cell>
              <table:table-cell office:value-type="float" office:value="0.1827">
                <text:p>0.1827</text:p>
              </table:table-cell>
              <table:table-cell office:value-type="float" office:value="0.233">
                <text:p>0.233</text:p>
              </table:table-cell>
              <table:table-cell office:value-type="float" office:value="0.2629">
                <text:p>0.2629</text:p>
              </table:table-cell>
              <table:table-cell office:value-type="float" office:value="0.3007">
                <text:p>0.3007</text:p>
              </table:table-cell>
              <table:table-cell office:value-type="float" office:value="0.3367">
                <text:p>0.3367</text:p>
              </table:table-cell>
              <table:table-cell office:value-type="float" office:value="0.3554">
                <text:p>0.3554</text:p>
              </table:table-cell>
              <table:table-cell office:value-type="float" office:value="0.5044">
                <text:p>0.5044</text:p>
              </table:table-cell>
              <table:table-cell office:value-type="float" office:value="0.4951">
                <text:p>0.4951</text:p>
              </table:table-cell>
              <table:table-cell office:value-type="float" office:value="0.4963">
                <text:p>0.4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Baseline Air'.B6:'Flowgraph Data Baseline Air'.BC6 'Flowgraph Data Baseline Air'.C4:'Flowgraph Data Baseline Air'.BC4" chart:data-source-has-labels="column" svg:x="0.327cm" svg:y="1.129cm" svg:width="31.545cm" svg:height="20.396cm">
          <chart:coordinate-region svg:x="0.565cm" svg:y="1.328cm" svg:width="31.12cm" svg:height="19.55cm"/>
          <chart:axis chart:dimension="x" chart:name="primary-x" chart:style-name="ch5">
            <chart:title svg:x="15.711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Baseline Air'.C4:'Flowgraph Data Baseline Air'.BC4" chart:label-cell-address="'Flowgraph Data Baseline Air'.B6:'Flowgraph Data Baseline Air'.B6" chart:class="chart:scatter">
            <chart:domain table:cell-range-address="'Flowgraph Data Baseline Air'.C6:'Flowgraph Data Baseline Air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Baseline Air'.C6:'Flowgraph Data Baseline Air'.BC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">
                <text:p>13.9</text:p>
              </table:table-cell>
              <table:table-cell office:value-type="float" office:value="10.45">
                <text:p>10.45</text:p>
              </table:table-cell>
              <table:table-cell office:value-type="float" office:value="7.95">
                <text:p>7.95</text:p>
              </table:table-cell>
              <table:table-cell office:value-type="float" office:value="6.02">
                <text:p>6.02</text:p>
              </table:table-cell>
              <table:table-cell office:value-type="float" office:value="4.43">
                <text:p>4.43</text:p>
              </table:table-cell>
              <table:table-cell office:value-type="float" office:value="3.09">
                <text:p>3.09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27">
                <text:p>-0.827</text:p>
              </table:table-cell>
              <table:table-cell office:value-type="float" office:value="-1.58">
                <text:p>-1.58</text:p>
              </table:table-cell>
              <table:table-cell office:value-type="float" office:value="-2.278">
                <text:p>-2.27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8">
                <text:p>-13.98</text:p>
              </table:table-cell>
              <table:table-cell office:value-type="float" office:value="-20">
                <text:p>-20</text:p>
              </table:table-cell>
              <table:table-cell office:value-type="float" office:value="-26.02">
                <text:p>-26.02</text:p>
              </table:table-cell>
            </table:table-row>
            <table:table-row>
              <table:table-cell office:value-type="string">
                <text:p>SNR in dB</text:p>
                <draw:g>
                  <svg:desc>'Flowgraph Data Baseline Air'.B6:'Flowgraph Data Baseline Air'.B6</svg:desc>
                </draw:g>
              </table:table-cell>
              <table:table-cell office:value-type="float" office:value="0.00001">
                <text:p>0.00001</text:p>
                <draw:g>
                  <svg:desc>'Flowgraph Data Baseline Air'.C4:'Flowgraph Data Baseline Air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24">
                <text:p>0.0024</text:p>
              </table:table-cell>
              <table:table-cell office:value-type="float" office:value="0.0098">
                <text:p>0.0098</text:p>
              </table:table-cell>
              <table:table-cell office:value-type="float" office:value="0.0228">
                <text:p>0.0228</text:p>
              </table:table-cell>
              <table:table-cell office:value-type="float" office:value="0.0483">
                <text:p>0.0483</text:p>
              </table:table-cell>
              <table:table-cell office:value-type="float" office:value="0.0823">
                <text:p>0.0823</text:p>
              </table:table-cell>
              <table:table-cell office:value-type="float" office:value="0.132">
                <text:p>0.132</text:p>
              </table:table-cell>
              <table:table-cell office:value-type="float" office:value="0.1815">
                <text:p>0.1815</text:p>
              </table:table-cell>
              <table:table-cell office:value-type="float" office:value="0.2289">
                <text:p>0.2289</text:p>
              </table:table-cell>
              <table:table-cell office:value-type="float" office:value="0.2677">
                <text:p>0.2677</text:p>
              </table:table-cell>
              <table:table-cell office:value-type="float" office:value="0.3098">
                <text:p>0.3098</text:p>
              </table:table-cell>
              <table:table-cell office:value-type="float" office:value="0.3397">
                <text:p>0.3397</text:p>
              </table:table-cell>
              <table:table-cell office:value-type="float" office:value="0.3711">
                <text:p>0.3711</text:p>
              </table:table-cell>
              <table:table-cell office:value-type="float" office:value="0.489">
                <text:p>0.489</text:p>
              </table:table-cell>
              <table:table-cell office:value-type="float" office:value="0.4967">
                <text:p>0.4967</text:p>
              </table:table-cell>
              <table:table-cell office:value-type="float" office:value="0.4989">
                <text:p>0.4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SA 2'.B6:'Flowgraph Data SA 2'.BC6 'Flowgraph Data SA 2'.C4:'Flowgraph Data SA 2'.BC4" chart:data-source-has-labels="column" svg:x="-1.168cm" svg:y="1.129cm" svg:width="33.04cm" svg:height="20.396cm">
          <chart:coordinate-region svg:x="0.565cm" svg:y="1.328cm" svg:width="31.12cm" svg:height="19.55cm"/>
          <chart:axis chart:dimension="x" chart:name="primary-x" chart:style-name="ch5">
            <chart:title svg:x="14.964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A 2'.C4:'Flowgraph Data SA 2'.BC4" chart:label-cell-address="'Flowgraph Data SA 2'.B6:'Flowgraph Data SA 2'.B6" chart:class="chart:scatter">
            <chart:domain table:cell-range-address="'Flowgraph Data SA 2'.C6:'Flowgraph Data SA 2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Flowgraph Data SA 2'.C6:'Flowgraph Data SA 2'.B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R in dB</text:p>
                <draw:g>
                  <svg:desc>'Flowgraph Data SA 2'.B6:'Flowgraph Data SA 2'.B6</svg:desc>
                </draw:g>
              </table:table-cell>
              <table:table-cell office:value-type="float" office:value="0.00001">
                <text:p>0.00001</text:p>
                <draw:g>
                  <svg:desc>'Flowgraph Data SA 2'.C4:'Flowgraph Data SA 2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25">
                <text:p>0.0025</text:p>
              </table:table-cell>
              <table:table-cell office:value-type="float" office:value="0.0083">
                <text:p>0.0083</text:p>
              </table:table-cell>
              <table:table-cell office:value-type="float" office:value="0.023">
                <text:p>0.023</text:p>
              </table:table-cell>
              <table:table-cell office:value-type="float" office:value="0.05">
                <text:p>0.05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219">
                <text:p>0.219</text:p>
              </table:table-cell>
              <table:table-cell office:value-type="float" office:value="0.274">
                <text:p>0.274</text:p>
              </table:table-cell>
              <table:table-cell office:value-type="float" office:value="0.3048">
                <text:p>0.3048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SA 1'.B6:'Flowgraph Data SA 1'.BC6 'Flowgraph Data SA 1'.C4:'Flowgraph Data SA 1'.BC4" chart:data-source-has-labels="column" svg:x="0.327cm" svg:y="1.129cm" svg:width="31.545cm" svg:height="20.396cm">
          <chart:coordinate-region svg:x="0.565cm" svg:y="1.328cm" svg:width="31.12cm" svg:height="19.55cm"/>
          <chart:axis chart:dimension="x" chart:name="primary-x" chart:style-name="ch5">
            <chart:title svg:x="15.711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A 1'.C4:'Flowgraph Data SA 1'.BC4" chart:label-cell-address="'Flowgraph Data SA 1'.B6:'Flowgraph Data SA 1'.B6" chart:class="chart:scatter">
            <chart:domain table:cell-range-address="'Flowgraph Data SA 1'.C6:'Flowgraph Data SA 1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A 1'.C6:'Flowgraph Data SA 1'.BC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7">
                <text:p>13.97</text:p>
              </table:table-cell>
              <table:table-cell office:value-type="float" office:value="10.45">
                <text:p>10.45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3">
                <text:p>4.43</text:p>
              </table:table-cell>
              <table:table-cell office:value-type="float" office:value="3.09">
                <text:p>3.09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27">
                <text:p>-0.827</text:p>
              </table:table-cell>
              <table:table-cell office:value-type="float" office:value="-1.58">
                <text:p>-1.58</text:p>
              </table:table-cell>
              <table:table-cell office:value-type="float" office:value="-2.278">
                <text:p>-2.27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5">
                <text:p>-5.575</text:p>
              </table:table-cell>
              <table:table-cell office:value-type="float" office:value="-6.02">
                <text:p>-6.02</text:p>
              </table:table-cell>
              <table:table-cell office:value-type="float" office:value="-13.98">
                <text:p>-13.98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</text:p>
                <draw:g>
                  <svg:desc>'Flowgraph Data SA 1'.B6:'Flowgraph Data SA 1'.B6</svg:desc>
                </draw:g>
              </table:table-cell>
              <table:table-cell office:value-type="float" office:value="0.00001">
                <text:p>0.00001</text:p>
                <draw:g>
                  <svg:desc>'Flowgraph Data SA 1'.C4:'Flowgraph Data SA 1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06">
                <text:p>0.0006</text:p>
              </table:table-cell>
              <table:table-cell office:value-type="float" office:value="0.0009">
                <text:p>0.0009</text:p>
              </table:table-cell>
              <table:table-cell office:value-type="float" office:value="0.0015">
                <text:p>0.0015</text:p>
              </table:table-cell>
              <table:table-cell office:value-type="float" office:value="0.002">
                <text:p>0.002</text:p>
              </table:table-cell>
              <table:table-cell office:value-type="float" office:value="0.0055">
                <text:p>0.0055</text:p>
              </table:table-cell>
              <table:table-cell office:value-type="float" office:value="0.0096">
                <text:p>0.0096</text:p>
              </table:table-cell>
              <table:table-cell office:value-type="float" office:value="0.0161">
                <text:p>0.0161</text:p>
              </table:table-cell>
              <table:table-cell office:value-type="float" office:value="0.0256">
                <text:p>0.0256</text:p>
              </table:table-cell>
              <table:table-cell office:value-type="float" office:value="0.0441">
                <text:p>0.0441</text:p>
              </table:table-cell>
              <table:table-cell office:value-type="float" office:value="0.0609">
                <text:p>0.0609</text:p>
              </table:table-cell>
              <table:table-cell office:value-type="float" office:value="0.0866">
                <text:p>0.0866</text:p>
              </table:table-cell>
              <table:table-cell office:value-type="float" office:value="0.1165">
                <text:p>0.1165</text:p>
              </table:table-cell>
              <table:table-cell office:value-type="float" office:value="0.1464">
                <text:p>0.1464</text:p>
              </table:table-cell>
              <table:table-cell office:value-type="float" office:value="0.1887">
                <text:p>0.1887</text:p>
              </table:table-cell>
              <table:table-cell office:value-type="float" office:value="0.2238">
                <text:p>0.2238</text:p>
              </table:table-cell>
              <table:table-cell office:value-type="float" office:value="0.2547">
                <text:p>0.2547</text:p>
              </table:table-cell>
              <table:table-cell office:value-type="float" office:value="0.2967">
                <text:p>0.2967</text:p>
              </table:table-cell>
              <table:table-cell office:value-type="float" office:value="0.4981">
                <text:p>0.4981</text:p>
              </table:table-cell>
              <table:table-cell office:value-type="float" office:value="0.5022">
                <text:p>0.5022</text:p>
              </table:table-cell>
              <table:table-cell office:value-type="float" office:value="0.5068">
                <text:p>0.5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SW'.B6:'Flowgraph Data SW'.BC6 'Flowgraph Data SW'.C4:'Flowgraph Data SW'.BC4" chart:data-source-has-labels="column" svg:x="0.327cm" svg:y="1.129cm" svg:width="31.545cm" svg:height="20.396cm">
          <chart:coordinate-region svg:x="0.565cm" svg:y="1.328cm" svg:width="31.12cm" svg:height="19.55cm"/>
          <chart:axis chart:dimension="x" chart:name="primary-x" chart:style-name="ch5">
            <chart:title svg:x="15.711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W'.C4:'Flowgraph Data SW'.BC4" chart:label-cell-address="'Flowgraph Data SW'.B6:'Flowgraph Data SW'.B6" chart:class="chart:scatter">
            <chart:domain table:cell-range-address="'Flowgraph Data SW'.C6:'Flowgraph Data SW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'.C6:'Flowgraph Data SW'.BC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8">
                <text:p>13.98</text:p>
              </table:table-cell>
              <table:table-cell office:value-type="float" office:value="10.457">
                <text:p>10.457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36">
                <text:p>4.436</text:p>
              </table:table-cell>
              <table:table-cell office:value-type="float" office:value="3.098">
                <text:p>3.098</text:p>
              </table:table-cell>
              <table:table-cell office:value-type="float" office:value="1.938">
                <text:p>1.938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27">
                <text:p>-0.827</text:p>
              </table:table-cell>
              <table:table-cell office:value-type="float" office:value="-1.58">
                <text:p>-1.58</text:p>
              </table:table-cell>
              <table:table-cell office:value-type="float" office:value="-2.278">
                <text:p>-2.27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8">
                <text:p>-13.98</text:p>
              </table:table-cell>
              <table:table-cell office:value-type="float" office:value="-20">
                <text:p>-20</text:p>
              </table:table-cell>
              <table:table-cell office:value-type="float" office:value="-26.02">
                <text:p>-26.02</text:p>
              </table:table-cell>
            </table:table-row>
            <table:table-row>
              <table:table-cell office:value-type="string">
                <text:p>SNR in dB</text:p>
                <draw:g>
                  <svg:desc>'Flowgraph Data SW'.B6:'Flowgraph Data SW'.B6</svg:desc>
                </draw:g>
              </table:table-cell>
              <table:table-cell office:value-type="float" office:value="0.00001">
                <text:p>0.00001</text:p>
                <draw:g>
                  <svg:desc>'Flowgraph Data SW'.C4:'Flowgraph Data SW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.0025">
                <text:p>0.0025</text:p>
              </table:table-cell>
              <table:table-cell office:value-type="float" office:value="0.0071">
                <text:p>0.0071</text:p>
              </table:table-cell>
              <table:table-cell office:value-type="float" office:value="0.0145">
                <text:p>0.0145</text:p>
              </table:table-cell>
              <table:table-cell office:value-type="float" office:value="0.0267">
                <text:p>0.0267</text:p>
              </table:table-cell>
              <table:table-cell office:value-type="float" office:value="0.0505">
                <text:p>0.0505</text:p>
              </table:table-cell>
              <table:table-cell office:value-type="float" office:value="0.0736">
                <text:p>0.0736</text:p>
              </table:table-cell>
              <table:table-cell office:value-type="float" office:value="0.1094">
                <text:p>0.1094</text:p>
              </table:table-cell>
              <table:table-cell office:value-type="float" office:value="0.1416">
                <text:p>0.1416</text:p>
              </table:table-cell>
              <table:table-cell office:value-type="float" office:value="0.1789">
                <text:p>0.1789</text:p>
              </table:table-cell>
              <table:table-cell office:value-type="float" office:value="0.2244">
                <text:p>0.2244</text:p>
              </table:table-cell>
              <table:table-cell office:value-type="float" office:value="0.2571">
                <text:p>0.2571</text:p>
              </table:table-cell>
              <table:table-cell office:value-type="float" office:value="0.492">
                <text:p>0.492</text:p>
              </table:table-cell>
              <table:table-cell office:value-type="float" office:value="0.5014">
                <text:p>0.5014</text:p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SWA 2'.B6:'Flowgraph Data SWA 2'.BC6 'Flowgraph Data SWA 2'.C4:'Flowgraph Data SWA 2'.BC4" chart:data-source-has-labels="column" svg:x="0.327cm" svg:y="1.129cm" svg:width="31.545cm" svg:height="20.396cm">
          <chart:coordinate-region svg:x="0.565cm" svg:y="1.328cm" svg:width="31.12cm" svg:height="19.55cm"/>
          <chart:axis chart:dimension="x" chart:name="primary-x" chart:style-name="ch5">
            <chart:title svg:x="15.711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WA 2'.C4:'Flowgraph Data SWA 2'.BC4" chart:label-cell-address="'Flowgraph Data SWA 2'.B6:'Flowgraph Data SWA 2'.B6" chart:class="chart:scatter">
            <chart:domain table:cell-range-address="'Flowgraph Data SWA 2'.C6:'Flowgraph Data SWA 2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Flowgraph Data SWA 2'.C6:'Flowgraph Data SWA 2'.BC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.97">
                <text:p>13.97</text:p>
              </table:table-cell>
              <table:table-cell office:value-type="float" office:value="10.46">
                <text:p>10.46</text:p>
              </table:table-cell>
              <table:table-cell office:value-type="float" office:value="7.96">
                <text:p>7.96</text:p>
              </table:table-cell>
              <table:table-cell office:value-type="float" office:value="6.02">
                <text:p>6.02</text:p>
              </table:table-cell>
              <table:table-cell office:value-type="float" office:value="4.436">
                <text:p>4.436</text:p>
              </table:table-cell>
              <table:table-cell office:value-type="float" office:value="3.1">
                <text:p>3.1</text:p>
              </table:table-cell>
              <table:table-cell office:value-type="float" office:value="1.94">
                <text:p>1.94</text:p>
              </table:table-cell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  <table:table-cell office:value-type="float" office:value="-0.827">
                <text:p>-0.827</text:p>
              </table:table-cell>
              <table:table-cell office:value-type="float" office:value="-1.58">
                <text:p>-1.58</text:p>
              </table:table-cell>
              <table:table-cell office:value-type="float" office:value="-2.28">
                <text:p>-2.28</text:p>
              </table:table-cell>
              <table:table-cell office:value-type="float" office:value="-2.92">
                <text:p>-2.92</text:p>
              </table:table-cell>
              <table:table-cell office:value-type="float" office:value="-3.52">
                <text:p>-3.52</text:p>
              </table:table-cell>
              <table:table-cell office:value-type="float" office:value="-4.08">
                <text:p>-4.08</text:p>
              </table:table-cell>
              <table:table-cell office:value-type="float" office:value="-4.61">
                <text:p>-4.61</text:p>
              </table:table-cell>
              <table:table-cell office:value-type="float" office:value="-5.1">
                <text:p>-5.1</text:p>
              </table:table-cell>
              <table:table-cell office:value-type="float" office:value="-5.57">
                <text:p>-5.57</text:p>
              </table:table-cell>
              <table:table-cell office:value-type="float" office:value="-6.02">
                <text:p>-6.02</text:p>
              </table:table-cell>
              <table:table-cell office:value-type="float" office:value="-13.98">
                <text:p>-13.98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SNR in dB</text:p>
                <draw:g>
                  <svg:desc>'Flowgraph Data SWA 2'.B6:'Flowgraph Data SWA 2'.B6</svg:desc>
                </draw:g>
              </table:table-cell>
              <table:table-cell office:value-type="float" office:value="0.00001">
                <text:p>0.00001</text:p>
                <draw:g>
                  <svg:desc>'Flowgraph Data SWA 2'.C4:'Flowgraph Data SWA 2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3">
                <text:p>0.0003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47">
                <text:p>0.0047</text:p>
              </table:table-cell>
              <table:table-cell office:value-type="float" office:value="0.0097">
                <text:p>0.0097</text:p>
              </table:table-cell>
              <table:table-cell office:value-type="float" office:value="0.0192">
                <text:p>0.0192</text:p>
              </table:table-cell>
              <table:table-cell office:value-type="float" office:value="0.0347">
                <text:p>0.0347</text:p>
              </table:table-cell>
              <table:table-cell office:value-type="float" office:value="0.054">
                <text:p>0.054</text:p>
              </table:table-cell>
              <table:table-cell office:value-type="float" office:value="0.081">
                <text:p>0.081</text:p>
              </table:table-cell>
              <table:table-cell office:value-type="float" office:value="0.1135">
                <text:p>0.1135</text:p>
              </table:table-cell>
              <table:table-cell office:value-type="float" office:value="0.1465">
                <text:p>0.1465</text:p>
              </table:table-cell>
              <table:table-cell office:value-type="float" office:value="0.1896">
                <text:p>0.1896</text:p>
              </table:table-cell>
              <table:table-cell office:value-type="float" office:value="0.2284">
                <text:p>0.2284</text:p>
              </table:table-cell>
              <table:table-cell office:value-type="float" office:value="0.263">
                <text:p>0.263</text:p>
              </table:table-cell>
              <table:table-cell office:value-type="float" office:value="0.4943">
                <text:p>0.4943</text:p>
              </table:table-cell>
              <table:table-cell office:value-type="float" office:value="0.4993">
                <text:p>0.499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7cm" svg:height="21.648cm" xlink:href=".." xlink:type="simple" chart:class="chart:scatter" chart:style-name="ch1">
        <chart:title svg:x="14.787cm" svg:y="0.568cm" chart:style-name="ch2">
          <text:p>BER vs SNR</text:p>
        </chart:title>
        <chart:legend chart:legend-position="end" svg:x="29.375cm" svg:y="10.525cm" style:legend-expansion="high" chart:style-name="ch3"/>
        <chart:plot-area chart:style-name="ch4" table:cell-range-address="'Flowgraph Data SWA 1'.B6:'Flowgraph Data SWA 1'.BC6 'Flowgraph Data SWA 1'.C4:'Flowgraph Data SWA 1'.BC4" chart:data-source-has-labels="column" svg:x="-1.168cm" svg:y="1.129cm" svg:width="33.04cm" svg:height="20.396cm">
          <chart:coordinate-region svg:x="0.565cm" svg:y="1.328cm" svg:width="31.12cm" svg:height="19.55cm"/>
          <chart:axis chart:dimension="x" chart:name="primary-x" chart:style-name="ch5">
            <chart:title svg:x="14.964cm" svg:y="21.088cm" chart:style-name="ch6">
              <text:p>SNR</text:p>
            </chart:title>
          </chart:axis>
          <chart:axis chart:dimension="y" chart:name="primary-y" chart:style-name="ch7">
            <chart:title svg:x="0cm" svg:y="11.702cm" chart:style-name="ch8">
              <text:p>BER</text:p>
            </chart:title>
            <chart:grid chart:style-name="ch9" chart:class="major"/>
          </chart:axis>
          <chart:series chart:style-name="ch10" chart:values-cell-range-address="'Flowgraph Data SWA 1'.C4:'Flowgraph Data SWA 1'.BC4" chart:label-cell-address="'Flowgraph Data SWA 1'.B6:'Flowgraph Data SWA 1'.B6" chart:class="chart:scatter">
            <chart:domain table:cell-range-address="'Flowgraph Data SWA 1'.C6:'Flowgraph Data SWA 1'.BC6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Flowgraph Data SWA 1'.C6:'Flowgraph Data SWA 1'.B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R in dB</text:p>
                <draw:g>
                  <svg:desc>'Flowgraph Data SWA 1'.B6:'Flowgraph Data SWA 1'.B6</svg:desc>
                </draw:g>
              </table:table-cell>
              <table:table-cell office:value-type="float" office:value="0.00001">
                <text:p>0.00001</text:p>
                <draw:g>
                  <svg:desc>'Flowgraph Data SWA 1'.C4:'Flowgraph Data SWA 1'.BC4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25">
                <text:p>0.0025</text:p>
              </table:table-cell>
              <table:table-cell office:value-type="float" office:value="0.0083">
                <text:p>0.0083</text:p>
              </table:table-cell>
              <table:table-cell office:value-type="float" office:value="0.023">
                <text:p>0.023</text:p>
              </table:table-cell>
              <table:table-cell office:value-type="float" office:value="0.05">
                <text:p>0.05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219">
                <text:p>0.219</text:p>
              </table:table-cell>
              <table:table-cell office:value-type="float" office:value="0.274">
                <text:p>0.274</text:p>
              </table:table-cell>
              <table:table-cell office:value-type="float" office:value="0.3048">
                <text:p>0.3048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